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Weight.normalize( float query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Weight.SpanWeight( SpanQuery query ,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Weight.explain( IndexReader reader , int do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pan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